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e94" officeooo:paragraph-rsid="00063e94"/>
    </style:style>
    <style:style style:name="P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3"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067670" style:font-size-asian="12pt" style:font-size-complex="12pt"/>
    </style:style>
    <style:style style:name="P4"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067670" officeooo:paragraph-rsid="00274133" style:font-size-asian="12pt" style:font-size-complex="12pt"/>
    </style:style>
    <style:style style:name="P5"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fo:font-weight="normal" officeooo:rsid="00135d2a" officeooo:paragraph-rsid="00135d2a" style:font-size-asian="12pt" style:font-size-complex="12pt"/>
    </style:style>
    <style:style style:name="P6"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normal" officeooo:rsid="00274133" officeooo:paragraph-rsid="00274133" style:font-size-asian="12pt" style:font-size-complex="12pt"/>
    </style:style>
    <style:style style:name="P7"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8"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67670" officeooo:paragraph-rsid="00067670" style:font-size-asian="12pt" style:font-size-complex="12pt"/>
    </style:style>
    <style:style style:name="P9"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073012" officeooo:paragraph-rsid="00067670" style:font-size-asian="12pt" style:font-size-complex="12pt"/>
    </style:style>
    <style:style style:name="P10"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style:text-underline-style="solid" style:text-underline-width="auto" style:text-underline-color="font-color" fo:font-weight="normal" officeooo:rsid="001ea843" officeooo:paragraph-rsid="001ea843" style:font-size-asian="12pt" style:font-size-complex="12pt"/>
    </style:style>
    <style:style style:name="P11"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73012" officeooo:paragraph-rsid="00073012" style:font-size-asian="12pt" style:font-size-complex="12pt"/>
    </style:style>
    <style:style style:name="P12"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1ea843" officeooo:paragraph-rsid="001ea843" style:font-size-asian="12pt" style:font-size-complex="12pt"/>
    </style:style>
    <style:style style:name="P13"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29ca84" style:font-size-asian="12pt" style:font-size-complex="12pt"/>
    </style:style>
    <style:style style:name="P14"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bold" officeooo:rsid="001ea843" officeooo:paragraph-rsid="001ea843" style:font-size-asian="12pt" style:font-weight-asian="bold" style:font-size-complex="12pt" style:font-weight-complex="bold"/>
    </style:style>
    <style:style style:name="P15" style:family="paragraph" style:parent-style-name="Standard">
      <style:paragraph-properties fo:text-align="end" style:justify-single-word="false"/>
      <style:text-properties fo:font-variant="normal" fo:text-transform="none" style:use-window-font-color="true" style:font-name="Lato" fo:font-size="12pt" fo:letter-spacing="normal" fo:font-style="normal" fo:font-weight="bold" officeooo:rsid="0017b1df" officeooo:paragraph-rsid="0017b1df"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333333" style:font-name="Lato" fo:font-size="12pt" fo:letter-spacing="normal" fo:font-style="normal" fo:font-weight="normal" officeooo:rsid="0024290b" officeooo:paragraph-rsid="0024290b" style:font-size-asian="12pt" style:font-size-complex="12pt"/>
    </style:style>
    <style:style style:name="P17" style:family="paragraph" style:parent-style-name="Standard">
      <style:text-properties style:font-name="Lato" fo:font-size="12pt" officeooo:rsid="00063e94" officeooo:paragraph-rsid="00063e94" style:font-size-asian="12pt" style:font-size-complex="12pt"/>
    </style:style>
    <style:style style:name="P18" style:family="paragraph" style:parent-style-name="Standard">
      <style:text-properties style:font-name="Lato" fo:font-size="12pt" fo:font-weight="bold" officeooo:rsid="00063e94" officeooo:paragraph-rsid="00063e94"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2f3adf" officeooo:paragraph-rsid="00311a71" style:font-size-asian="12pt" style:font-size-complex="12pt"/>
    </style:style>
    <style:style style:name="P20" style:family="paragraph" style:parent-style-name="Standard">
      <style:paragraph-properties fo:text-align="start" style:justify-single-word="false"/>
      <style:text-properties fo:font-variant="normal" fo:text-transform="none" style:use-window-font-color="true" style:font-name="Lato" fo:font-size="12pt" fo:letter-spacing="normal" fo:font-style="normal" style:text-underline-style="none" fo:font-weight="normal" officeooo:rsid="00090232" officeooo:paragraph-rsid="0029ca84" style:font-size-asian="12pt" style:font-size-complex="12pt"/>
    </style:style>
    <style:style style:name="P21" style:family="paragraph" style:parent-style-name="Standard">
      <style:paragraph-properties fo:text-align="end" style:justify-single-word="false"/>
      <style:text-properties style:font-name="Lato" fo:font-size="12pt" fo:font-weight="bold" officeooo:rsid="002db0a4" officeooo:paragraph-rsid="002db0a4" style:font-size-asian="12pt" style:font-weight-asian="bold" style:font-size-complex="12pt" style:font-weight-complex="bold"/>
    </style:style>
    <style:style style:name="T1" style:family="text">
      <style:text-properties officeooo:rsid="00073012"/>
    </style:style>
    <style:style style:name="T2" style:family="text">
      <style:text-properties style:text-position="super 58%" officeooo:rsid="0028f59b"/>
    </style:style>
    <style:style style:name="T3" style:family="text">
      <style:text-properties officeooo:rsid="000c6091"/>
    </style:style>
    <style:style style:name="T4" style:family="text">
      <style:text-properties officeooo:rsid="0014c901"/>
    </style:style>
    <style:style style:name="T5" style:family="text">
      <style:text-properties style:use-window-font-color="true" style:font-name="Lato" fo:font-size="12pt" style:font-size-asian="12pt" style:font-size-complex="12pt"/>
    </style:style>
    <style:style style:name="T6" style:family="text">
      <style:text-properties officeooo:rsid="0024290b"/>
    </style:style>
    <style:style style:name="T7" style:family="text">
      <style:text-properties officeooo:rsid="00274133"/>
    </style:style>
    <style:style style:name="T8" style:family="text">
      <style:text-properties officeooo:rsid="0028f59b"/>
    </style:style>
    <style:style style:name="T9" style:family="text">
      <style:text-properties officeooo:rsid="002ae07c"/>
    </style:style>
    <style:style style:name="T10" style:family="text">
      <style:text-properties officeooo:rsid="002ed403"/>
    </style:style>
    <style:style style:name="T11" style:family="text">
      <style:text-properties officeooo:rsid="002f3adf"/>
    </style:style>
    <style:style style:name="T12" style:family="text">
      <style:text-properties officeooo:rsid="003063ff"/>
    </style:style>
    <style:style style:name="T13" style:family="text">
      <style:text-properties officeooo:rsid="003443dd"/>
    </style:style>
    <style:style style:name="T14" style:family="text">
      <style:text-properties officeooo:rsid="00347b60"/>
    </style:style>
    <style:style style:name="T15" style:family="text">
      <style:text-properties officeooo:rsid="0036404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Jérémy ZANGLA</text:p>
      <text:p text:style-name="P17">22 rue Saint-Martial</text:p>
      <text:p text:style-name="P17">63730 Les-Martres-de-Veyre</text:p>
      <text:p text:style-name="P17">06 06 49 76 29</text:p>
      <text:p text:style-name="P1"><text:a xlink:type="simple" xlink:href="mailto:zangla.jeremy@gmail.com" text:style-name="Internet_20_link" text:visited-style-name="Visited_20_Internet_20_Link"><text:span text:style-name="T5">zangla.jeremy@gmail.com</text:span></text:a></text:p>
      <text:p text:style-name="P17"/>
      <text:p text:style-name="P17"/>
      <text:p text:style-name="P21">Ingérop</text:p>
      <text:p text:style-name="P3"><text:span text:style-name="T14">18</text:span> rue d<text:span text:style-name="T14">es Deux Gares</text:span></text:p>
      <text:p text:style-name="P6"><text:span text:style-name="T15">92500</text:span> <text:span text:style-name="T15">Rueil-Malmaison</text:span></text:p>
      <text:p text:style-name="P3"/>
      <text:p text:style-name="P3"/>
      <text:p text:style-name="P4">Fait à Aubière, le 0<text:span text:style-name="T7">4</text:span> <text:span text:style-name="T7">Novembre 20</text:span>19</text:p>
      <text:p text:style-name="P10"/>
      <text:p text:style-name="P7"/>
      <text:p text:style-name="P7"/>
      <text:p text:style-name="P14">A l’attention de <text:span text:style-name="T11">Monsieur Rémi Alègre</text:span></text:p>
      <text:p text:style-name="P14"/>
      <text:p text:style-name="P8">Objet : <text:span text:style-name="T1">Stage de 5 mois</text:span></text:p>
      <text:p text:style-name="P8"/>
      <text:p text:style-name="P12">Monsieur <text:span text:style-name="T10">Alègre</text:span>,</text:p>
      <text:p text:style-name="P9"/>
      <text:p text:style-name="P11"/>
      <text:p text:style-name="P19"><text:span text:style-name="T12">Actuellement étudiant en deuxième année à l’ISIMA, j</text:span>’ai eu l’occasion d’accéder à votre profil sur LinkedIn<text:span text:style-name="T12">. </text:span></text:p>
      <text:p text:style-name="P19"/>
      <text:p text:style-name="P19"><text:span text:style-name="T12">J’ai pris connaissance de votre offre de stage via l’école. Intégrer votre groupe pour une période de 5 mois à partir du 1</text:span><text:span text:style-name="T2">er</text:span><text:span text:style-name="T8"> Avril 2020, serait un atout pour ma formation.</text:span></text:p>
      <text:p text:style-name="P13"/>
      <text:p text:style-name="P13">Au <text:span text:style-name="T9">fil</text:span> de m<text:span text:style-name="T9">on</text:span> <text:span text:style-name="T9">parcours</text:span>, j’ai eu <text:span text:style-name="T3">l’opportunité de travailler sur différents projets en binôme comme la conception de robots ou le développement de jeux vidéos. Cela m’a permis de conserver un environnement pluridisciplinaire et d’accroître mes capacités d’adaptation, d’analyse et de proposition.</text:span></text:p>
      <text:p text:style-name="P5"/>
      <text:p text:style-name="P5">Je serai heureux d’<text:span text:style-name="T4">échanger avec vous lors d’un entretien.</text:span></text:p>
      <text:p text:style-name="P2"/>
      <text:p text:style-name="P2"><text:line-break/>Veuillez agréer, Monsieur <text:span text:style-name="T13">Alègre</text:span>, l’expression de mes sincères salutations.</text:p>
      <text:p text:style-name="P2"/>
      <text:p text:style-name="P2"/>
      <text:p text:style-name="P16">Ci-joint : curriculum vitae</text:p>
      <text:p text:style-name="P2"/>
      <text:p text:style-name="P15"><text:span text:style-name="T6">J</text:span>érémy ZANG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0:04:44.284578501</meta:creation-date>
    <dc:date>2019-11-06T07:57:37.798568426</dc:date>
    <meta:editing-duration>PT2H3M27S</meta:editing-duration>
    <meta:editing-cycles>36</meta:editing-cycles>
    <meta:generator>LibreOffice/6.2.7.1$Linux_X86_64 LibreOffice_project/20$Build-1</meta:generator>
    <meta:document-statistic meta:table-count="0" meta:image-count="0" meta:object-count="0" meta:page-count="1" meta:paragraph-count="19" meta:word-count="156" meta:character-count="1006" meta:non-whitespace-character-count="867"/>
  </office:meta>
</office:document-meta>
</file>